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Header">
      <style:paragraph-properties fo:text-align="end" style:justify-single-word="false"/>
      <style:text-properties officeooo:paragraph-rsid="000c922b"/>
    </style:style>
    <style:style style:name="T1" style:family="text">
      <style:text-properties officeooo:rsid="000c922b"/>
    </style:style>
    <style:style style:name="T2" style:family="text">
      <style:text-properties officeooo:rsid="000cd723"/>
    </style:style>
    <style:style style:name="T3" style:family="text">
      <style:text-properties fo:font-style="italic" officeooo:rsid="000cd723" style:font-style-asian="italic" style:font-style-complex="italic"/>
    </style:style>
    <style:style style:name="T4" style:family="text">
      <style:text-properties fo:font-style="normal" officeooo:rsid="000cd723" style:font-style-asian="normal" style:font-style-complex="normal"/>
    </style:style>
    <style:style style:name="T5" style:family="text">
      <style:text-properties fo:font-style="normal" officeooo:rsid="000d0b49" style:font-style-asian="normal" style:font-style-complex="normal"/>
    </style:style>
    <style:style style:name="T6" style:family="text">
      <style:text-properties fo:font-style="normal" officeooo:rsid="000d503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Once we got our hands on the source code for the find utility we found that the directory structure followed the same pattern that the directories for grep did. Given that both utilities use the same directory hierarchy it seems that this is a convention that is used across the board when programming for a *nix based operating system. This convention makes sense to use because it organizes everything nicely so that anyone who is developing on the platform will quickly and easily be able to either find the files or directories they need, or know exactly how to place files and directories when developing new utilities.</text:span></text:p>
      <text:p text:style-name="P1"><text:span text:style-name="T1"><text:tab/></text:span><text:span text:style-name="T2">The find utility uses a myriad of header files to properly execute, including several custom made headers specifically for use with find. The standard header files that are used are config.h, errno.h, assert.h, sys/stat.h, fcntl.h, openat.h, modtype.h, and if necessary locale.h. The custom headers used are defs.h, xalloc.h, human.h, canonicalize.h, closein.h, savedirinfo.h, buildcmd.h, dirname.h, quote.h, quotearg.h, xgetcwd.h, and error.h.</text:span></text:p>
      <text:p text:style-name="P1"><text:span text:style-name="T2"><text:tab/>There are also several libraries used to help with the proper execution of the find utility. These libraries can be found in the lib directory. When opening the directory we found that there were far less libraries located here than there were header files used by the find.c program itself. In fact, most of the libraries contained in the lib directory were not even listed in the find.c header list. This is likely due to the fact that some of the header files used must need these libraries to function. This is a small example of the power of *nix based systems. References to libraries needed do not need to be explicitly listed until they are </text:span><text:span text:style-name="T3">actually used</text:span><text:span text:style-name="T4">. This allows header files to only allocate memory for library functions once the calling function needs the information or function contained within the library. The libraries we found were buildcmd, dircallback, extendbuf, findutils-version, forcefindlib, gnulib-version, listfile, modtype, nextelem, printquoted, regextype, savedirinfo, and wait.</text:span></text:p>
      <text:p text:style-name="P1"><text:soft-page-break/><text:span text:style-name="T4"><text:tab/></text:span><text:span text:style-name="T5">Buildcmd, savedirinfo, and modtype, are all shared between the header files and the libraries used by find. That being said, they all share functions that are not only necessary, but vital to the execution of the find utility. We found that if you were to remove even a single function from any one of the above files that the program would crash under certain circumstances. Though this type of tight coupling is generally regarded as bad programming practice, it is often necessary to use when dealing with system level function 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0c922b"/>
    </style:style>
    <style:style style:name="MT1" style:family="text">
      <style:text-properties officeooo:rsid="000c922b"/>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Lindsey Lucier</text:span></text:p>
        <text:p text:style-name="MP1"><text:span text:style-name="MT1">Matthew Morrissey</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TualatriX</meta:initial-creator>
    <meta:creation-date>2008-02-15T12:08:28</meta:creation-date>
    <meta:editing-cycles>4</meta:editing-cycles>
    <meta:editing-duration>PT00H23M02S</meta:editing-duration>
    <dc:date>2011-04-05T08:59:01</dc:date>
    <dc:creator>Matthew Morrissey</dc:creator>
    <meta:document-statistic meta:table-count="0" meta:image-count="0" meta:object-count="0" meta:page-count="2" meta:paragraph-count="6" meta:word-count="422" meta:character-count="2651"/>
    <meta:user-defined meta:name="Info 1"/>
    <meta:user-defined meta:name="Info 2"/>
    <meta:user-defined meta:name="Info 3"/>
    <meta:user-defined meta:name="Info 4"/>
  </office:meta>
</office:document-meta>
</file>